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Text_20_body">
      <style:text-properties fo:font-weight="bold" fo:background-color="#ffff00" style:font-weight-asian="bold" style:font-weight-complex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Preformatted_20_Text" style:list-style-name="L2">
      <loext:graphic-properties draw:fill="solid" draw:fill-color="#f0f3f3" draw:opacity="100%"/>
      <style:paragraph-properties ch2_options="{'Style': 'manni', 'Language': 'Bash', 'UseCharStyles': 0, 'LineNumberRatio': 100, 'LineNumberStart': 1, 'MasterCharStyle': '', 'ShowLineNumbers': 0, 'ColourizeBackground': 1, 'LineNumberSeparator': '  ', 'LineNumberPaddingSymbol': '', 'StoreOptionsWithSnippet': 1}" fo:background-color="#f0f3f3"/>
    </style:style>
    <style:style style:name="P6" style:family="paragraph" style:parent-style-name="Preformatted_20_Text" style:list-style-name="L2">
      <loext:graphic-properties draw:fill="solid" draw:fill-color="#f0f3f3" draw:opacity="100%"/>
      <style:paragraph-properties ch2_options="{'Style': 'manni', 'Language': 'Bash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0f3f3"/>
    </style:style>
    <style:style style:name="P7" style:family="paragraph" style:parent-style-name="Horizontal_20_Line">
      <style:text-properties fo:color="#0099ff" loext:opacity="100%" fo:font-style="italic" style:text-underline-style="none" fo:font-weight="normal"/>
    </style:style>
    <style:style style:name="P8" style:family="paragraph" style:parent-style-name="Text_20_body" style:list-style-name="L3"/>
    <style:style style:name="P9" style:family="paragraph" style:parent-style-name="Preformatted_20_Text" style:list-style-name="L3">
      <loext:graphic-properties draw:fill="solid" draw:fill-color="#f0f3f3" draw:opacity="100%"/>
      <style:paragraph-properties ch2_options="{'Style': 'manni', 'Language': 'Bash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0f3f3"/>
    </style:style>
    <style:style style:name="P10" style:family="paragraph" style:parent-style-name="Preformatted_20_Text">
      <loext:graphic-properties draw:fill="solid" draw:fill-color="#f0f3f3" draw:opacity="100%"/>
      <style:paragraph-properties ch2_options="{'Style': 'manni', 'Language': 'Bash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0f3f3"/>
    </style:style>
    <style:style style:name="P11" style:family="paragraph" style:parent-style-name="Text_20_body">
      <style:text-properties fo:font-style="italic" officeooo:rsid="000cd3af" officeooo:paragraph-rsid="000cd3af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officeooo:paragraph-rsid="000eb47a"/>
    </style:style>
    <style:style style:name="P14" style:family="paragraph" style:parent-style-name="Text_20_body">
      <style:text-properties officeooo:paragraph-rsid="000eb47a"/>
    </style:style>
    <style:style style:name="P15" style:family="paragraph" style:parent-style-name="Text_20_body">
      <style:text-properties fo:font-size="14pt" fo:font-weight="bold" officeooo:paragraph-rsid="000eb47a" fo:background-color="#ffff00" style:font-size-asian="14pt" style:font-weight-asian="bold" style:font-size-complex="14pt" style:font-weight-complex="bold"/>
    </style:style>
    <style:style style:name="P16" style:family="paragraph" style:parent-style-name="Text_20_body" style:list-style-name="L5"/>
    <style:style style:name="P17" style:family="paragraph" style:parent-style-name="Standard">
      <style:text-properties officeooo:rsid="000eb47a" officeooo:paragraph-rsid="000eb47a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officeooo:rsid="000cd3af"/>
    </style:style>
    <style:style style:name="T4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5" style:family="text">
      <style:text-properties fo:color="#555555" loext:opacity="100%" fo:language="zxx" fo:country="none" fo:font-style="normal" style:text-underline-style="none" fo:font-weight="normal" fo:background-color="transparent" loext:char-shading-value="0"/>
    </style:style>
    <style:style style:name="T6" style:family="text">
      <style:text-properties fo:color="#0099ff" loext:opacity="100%" fo:language="zxx" fo:country="none" fo:font-style="italic" style:text-underline-style="none" fo:font-weight="normal" fo:background-color="transparent" loext:char-shading-value="0"/>
    </style:style>
    <style:style style:name="T7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8" style:family="text">
      <style:text-properties fo:color="#0099ff" loext:opacity="100%" fo:language="zxx" fo:country="none" fo:font-style="italic" style:text-underline-style="none" fo:font-weight="normal" officeooo:rsid="000eb47a" fo:background-color="transparent" loext:char-shading-value="0"/>
    </style:style>
    <style:style style:name="T9" style:family="text">
      <style:text-properties officeooo:rsid="000eb4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: Pracujte v CPT. Vytvořte LAN síť ze 2 switchů,,PC a serveru. (Pracujte nad VLAN 1). </text:p>
      <text:p text:style-name="P1">O: Pomocí příkazů zálohujte konfiguraci jednoho switche na dosažitelný FTP server v síti? </text:p>
      <text:p text:style-name="P1">Zrealizujte logování chybových zpráv switche na dosažitelný centrální LOGovací server, časová značka zprávy a identifikace zařízení je nutností? </text:p>
      <text:p text:style-name="Text_20_body"><text:span text:style-name="T1">Proveďte monitoring switche pomocí SNMP v2 protokolu a zjistěte z PC, co za informace se Vám vrátí na MIB dotazy indentifikátorů?</text:span> </text:p>
      <text:h text:style-name="Heading_20_3" text:outline-level="3">1. Záloha konfigurace na FTP server</text:h>
      <text:p text:style-name="P2">Příprava na Serveru:</text:p>
      <text:list text:style-name="L1">
        <text:list-item>
          <text:p text:style-name="P3">Jdi na <text:span text:style-name="T2">Server</text:span> -&gt; <text:span text:style-name="T2">Services</text:span> -&gt; <text:span text:style-name="T2">FTP</text:span>.</text:p>
        </text:list-item>
        <text:list-item>
          <text:p text:style-name="P3">Ujisti se, že je služba <text:span text:style-name="T2">On</text:span>.</text:p>
        </text:list-item>
        <text:list-item>
          <text:p text:style-name="P3">Vytvoř uživatele (např. User: <text:span text:style-name="Source_20_Text">admin</text:span>, Password: <text:span text:style-name="Source_20_Text">cisco</text:span>) s<text:span text:style-name="T3">e</text:span> <text:span text:style-name="T3">všemi</text:span> právy</text:p>
        </text:list-item>
      </text:list>
      <text:p text:style-name="P2">Konfigurace na Switchi:</text:p>
      <text:list text:style-name="L2">
        <text:list-item>
          <text:p text:style-name="P4">Nastavení přihlašovacích údajů, aby se switch nemusel ptát pokaždé:</text:p>
          <text:p text:style-name="P5"><text:span text:style-name="Source_20_Text"><text:span text:style-name="T4">SW</text:span></text:span><text:span text:style-name="Source_20_Text"><text:span text:style-name="T5">(</text:span></text:span><text:span text:style-name="Source_20_Text"><text:span text:style-name="T4">config</text:span></text:span><text:span text:style-name="Source_20_Text"><text:span text:style-name="T5">)</text:span></text:span><text:span text:style-name="Source_20_Text"><text:span text:style-name="T6"># ip ftp username admin</text:span></text:span></text:p>
          <text:p text:style-name="P6"><text:span text:style-name="Source_20_Text"><text:span text:style-name="T4">SW</text:span></text:span><text:span text:style-name="Source_20_Text"><text:span text:style-name="T5">(</text:span></text:span><text:span text:style-name="Source_20_Text"><text:span text:style-name="T4">config</text:span></text:span><text:span text:style-name="Source_20_Text"><text:span text:style-name="T5">)</text:span></text:span><text:span text:style-name="Source_20_Text"><text:span text:style-name="T6"># ip ftp password cisco</text:span></text:span></text:p>
        </text:list-item>
        <text:list-item>
          <text:p text:style-name="P4">Provedení zálohy:</text:p>
          <text:p text:style-name="P5"><text:span text:style-name="Source_20_Text"><text:span text:style-name="T4">SW#</text:span></text:span><text:span text:style-name="Source_20_Text"><text:span text:style-name="T7"> </text:span></text:span><text:span text:style-name="Source_20_Text"><text:span text:style-name="T4">copy</text:span></text:span><text:span text:style-name="Source_20_Text"><text:span text:style-name="T7"> </text:span></text:span><text:span text:style-name="Source_20_Text"><text:span text:style-name="T4">running-config</text:span></text:span><text:span text:style-name="Source_20_Text"><text:span text:style-name="T7"> </text:span></text:span><text:span text:style-name="Source_20_Text"><text:span text:style-name="T4">ftp:</text:span></text:span></text:p>
          <text:p text:style-name="P5"><text:span text:style-name="Source_20_Text"><text:span text:style-name="T6"># Address or name of remote host []? &lt;IP_ADRESA_SERVERU&gt;</text:span></text:span></text:p>
          <text:p text:style-name="P6"><text:span text:style-name="Source_20_Text"><text:span text:style-name="T6"># Destination filename [SW-confg]? backup_sw_final</text:span></text:span></text:p>
        </text:list-item>
      </text:list>
      <text:p text:style-name="P7"/>
      <text:h text:style-name="Heading_20_3" text:outline-level="3">2. Logování na centrální Syslog server</text:h>
      <text:p text:style-name="P2">Postup na Switchi:</text:p>
      <text:list text:style-name="L3">
        <text:list-item>
          <text:p text:style-name="P8">Aktivace logování na IP adresu serveru:</text:p>
          <text:p text:style-name="P9"><text:span text:style-name="Source_20_Text"><text:span text:style-name="T4">SW</text:span></text:span><text:span text:style-name="Source_20_Text"><text:span text:style-name="T5">(</text:span></text:span><text:span text:style-name="Source_20_Text"><text:span text:style-name="T4">config</text:span></text:span><text:span text:style-name="Source_20_Text"><text:span text:style-name="T5">)</text:span></text:span><text:span text:style-name="Source_20_Text"><text:span text:style-name="T6"># logging &lt;IP_ADRESA_SERVERU&gt;</text:span></text:span></text:p>
        </text:list-item>
        <text:list-item>
          <text:p text:style-name="P8"><text:span text:style-name="T2">Časová značka (Timestamp):</text:span> Aby byly logy užitečné, musí obsahovat přesný čas.</text:p>
          <text:p text:style-name="P9"><text:span text:style-name="Source_20_Text"><text:span text:style-name="T4">SW</text:span></text:span><text:span text:style-name="Source_20_Text"><text:span text:style-name="T5">(</text:span></text:span><text:span text:style-name="Source_20_Text"><text:span text:style-name="T4">config</text:span></text:span><text:span text:style-name="Source_20_Text"><text:span text:style-name="T5">)</text:span></text:span><text:span text:style-name="Source_20_Text"><text:span text:style-name="T6"># service timestamps log datetime msec</text:span></text:span></text:p>
        </text:list-item>
        <text:list-item>
          <text:p text:style-name="P8"><text:span text:style-name="T2">Identifikace zařízení:</text:span> Aby server rozlišil, který switch zprávu poslal.</text:p>
          <text:p text:style-name="P9"><text:span text:style-name="Source_20_Text"><text:span text:style-name="T4">SW</text:span></text:span><text:span text:style-name="Source_20_Text"><text:span text:style-name="T5">(</text:span></text:span><text:span text:style-name="Source_20_Text"><text:span text:style-name="T4">config</text:span></text:span><text:span text:style-name="Source_20_Text"><text:span text:style-name="T5">)</text:span></text:span><text:span text:style-name="Source_20_Text"><text:span text:style-name="T6"># logging origin-id hostname</text:span></text:span></text:p>
        </text:list-item>
      </text:list>
      <text:p text:style-name="Text_20_body"><text:span text:style-name="T2">Ověření v CPT:</text:span> Na <text:span text:style-name="T2">Serveru</text:span> v záložce <text:span text:style-name="T2">Services</text:span> -&gt; <text:span text:style-name="T2">SYSLOG</text:span> uvidíš přibývající řádky. Zkus na switchi vypnout a zapnout nějaký port (<text:span text:style-name="Source_20_Text">shutdown</text:span> / <text:span text:style-name="Source_20_Text">no shutdown</text:span>), v logu se to okamžitě objeví i s časem a názvem switche.</text:p>
      <text:p text:style-name="Horizontal_20_Line"/>
      <text:h text:style-name="Heading_20_3" text:outline-level="3"><text:soft-page-break/>3. Monitoring pomocí SNMP v2</text:h>
      <text:p text:style-name="Text_20_body"><text:span text:style-name="T2">Postup na Switchi:</text:span> Pro SNMP v2 stačí nastavit tzv. "community string", což funguje jako heslo pro přístup k datům.</text:p>
      <text:p text:style-name="P10"><text:span text:style-name="Source_20_Text"><text:span text:style-name="T4">SW</text:span></text:span><text:span text:style-name="Source_20_Text"><text:span text:style-name="T5">(</text:span></text:span><text:span text:style-name="Source_20_Text"><text:span text:style-name="T4">config</text:span></text:span><text:span text:style-name="Source_20_Text"><text:span text:style-name="T5">)</text:span></text:span><text:span text:style-name="Source_20_Text"><text:span text:style-name="T6"># snmp-server community </text:span></text:span><text:span text:style-name="Source_20_Text"><text:span text:style-name="T8">sspu</text:span></text:span><text:span text:style-name="Source_20_Text"><text:span text:style-name="T6"> RO</text:span></text:span></text:p>
      <text:p text:style-name="P11">RO = ReadOnly</text:p>
      <text:p text:style-name="P2">Postup na PC (Monitoring):</text:p>
      <text:list text:style-name="L4">
        <text:list-item>
          <text:p text:style-name="P12">V CPT otevři <text:span text:style-name="T2">MIB Browser</text:span>.</text:p>
        </text:list-item>
        <text:list-item>
          <text:p text:style-name="P12">Klikni na <text:span text:style-name="T2">Advanced</text:span> a nastav:</text:p>
          <text:list>
            <text:list-item>
              <text:p text:style-name="P12"><text:span text:style-name="T2">Address:</text:span> IP switche</text:p>
            </text:list-item>
            <text:list-item>
              <text:p text:style-name="P12"><text:span text:style-name="T2">Read Community:</text:span> <text:span text:style-name="Source_20_Text"><text:span text:style-name="T9">sspu</text:span></text:span></text:p>
            </text:list-item>
            <text:list-item>
              <text:p text:style-name="P12"><text:span text:style-name="T2">SNMP Version:</text:span> <text:span text:style-name="Source_20_Text">V2c</text:span></text:p>
            </text:list-item>
          </text:list>
        </text:list-item>
        <text:list-item>
          <text:p text:style-name="P13">V levém stromu naviguj: <text:span text:style-name="Source_20_Text">iso.org.dod.internet.mgmt.mib-2</text:span>.</text:p>
        </text:list-item>
      </text:list>
      <text:p text:style-name="P14"/>
      <text:p text:style-name="P15">Co zjistíš z MIB dotazu .1.3.6.1.2.1.1.3.0?</text:p>
      <text:p text:style-name="P2">&gt; <text:span text:style-name="T9">Do pole v MIB Browseru OID napis tuto adresu</text:span></text:p>
      <text:list text:style-name="L5">
        <text:list-item>
          <text:p text:style-name="P16"><text:span text:style-name="T2">1</text:span> (iso)</text:p>
        </text:list-item>
        <text:list-item>
          <text:p text:style-name="P16"><text:span text:style-name="T2">3</text:span> (org)</text:p>
        </text:list-item>
        <text:list-item>
          <text:p text:style-name="P16"><text:span text:style-name="T2">6</text:span> (dod)</text:p>
        </text:list-item>
        <text:list-item>
          <text:p text:style-name="P16"><text:span text:style-name="T2">1</text:span> (internet)</text:p>
        </text:list-item>
        <text:list-item>
          <text:p text:style-name="P16"><text:span text:style-name="T2">2</text:span> (mgmt)</text:p>
        </text:list-item>
        <text:list-item>
          <text:p text:style-name="P16"><text:span text:style-name="T2">1</text:span> (mib-2)</text:p>
        </text:list-item>
        <text:list-item>
          <text:p text:style-name="P16"><text:span text:style-name="T2">1</text:span> (system)</text:p>
        </text:list-item>
        <text:list-item>
          <text:p text:style-name="P16"><text:span text:style-name="T2">3</text:span> (sysUpTime)</text:p>
        </text:list-item>
        <text:list-item>
          <text:p text:style-name="P16"><text:span text:style-name="T2">.0</text:span> (instance konkrétního objektu<text:span text:style-name="T9">), 0 znamená první index v poli jakoby</text:span></text:p>
        </text:list-item>
      </text:list>
      <text:p text:style-name="P17">Takže UpTime systému, tj. Jak dlouho systém <text:s/>běží, je to v setinách (100 000 – 100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Roboto1" style:font-family-complex="Roboto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19:43:47.877835392</meta:creation-date>
    <dc:date>2026-04-22T20:00:09.047737629</dc:date>
    <meta:editing-duration>PT14M16S</meta:editing-duration>
    <meta:editing-cycles>3</meta:editing-cycles>
    <meta:generator>LibreOffice/26.2.2.2$Linux_X86_64 LibreOffice_project/620$Build-2</meta:generator>
    <meta:document-statistic meta:table-count="0" meta:image-count="0" meta:object-count="0" meta:page-count="2" meta:paragraph-count="49" meta:word-count="368" meta:character-count="2253" meta:non-whitespace-character-count="1951"/>
  </office:meta>
</office:document-meta>
</file>